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officeooo:rsid="0016b812" officeooo:paragraph-rsid="0016b812" style:font-weight-asian="bold" style:font-weight-complex="bold"/>
    </style:style>
    <style:style style:name="P2" style:family="paragraph" style:parent-style-name="Standard">
      <style:text-properties fo:font-size="16pt" fo:font-weight="bold" officeooo:rsid="0016e26f" officeooo:paragraph-rsid="001cba9f" style:font-weight-asian="bold" style:font-weight-complex="bold"/>
    </style:style>
    <style:style style:name="P3" style:family="paragraph" style:parent-style-name="Standard">
      <style:text-properties fo:font-size="16pt" fo:font-weight="bold" officeooo:rsid="0017170f" officeooo:paragraph-rsid="0017170f" style:font-weight-asian="bold" style:font-weight-complex="bold"/>
    </style:style>
    <style:style style:name="P4" style:family="paragraph" style:parent-style-name="Standard">
      <style:text-properties fo:font-size="16pt" fo:font-weight="bold" officeooo:rsid="001acf4b" officeooo:paragraph-rsid="001acf4b" style:font-weight-asian="bold" style:font-weight-complex="bold"/>
    </style:style>
    <style:style style:name="P5" style:family="paragraph" style:parent-style-name="Standard">
      <style:text-properties fo:font-size="16pt" fo:font-weight="bold" officeooo:rsid="001c9890" officeooo:paragraph-rsid="001c9890" style:font-weight-asian="bold" style:font-weight-complex="bold"/>
    </style:style>
    <style:style style:name="P6" style:family="paragraph" style:parent-style-name="Standard">
      <style:text-properties fo:font-size="16pt" fo:font-weight="bold" officeooo:rsid="001e49b5" officeooo:paragraph-rsid="001e49b5" style:font-weight-asian="bold" style:font-weight-complex="bold"/>
    </style:style>
    <style:style style:name="P7" style:family="paragraph" style:parent-style-name="Standard">
      <style:text-properties fo:font-size="16pt" fo:font-weight="bold" officeooo:rsid="001ed0b4" officeooo:paragraph-rsid="001ed0b4" style:font-weight-asian="bold" style:font-weight-complex="bold"/>
    </style:style>
    <style:style style:name="P8" style:family="paragraph" style:parent-style-name="Standard">
      <style:text-properties fo:font-size="16pt" fo:font-weight="bold" officeooo:rsid="0020c772" officeooo:paragraph-rsid="0020c772" style:font-weight-asian="bold" style:font-weight-complex="bold"/>
    </style:style>
    <style:style style:name="P9" style:family="paragraph" style:parent-style-name="Standard">
      <style:text-properties fo:font-size="16pt" fo:font-weight="bold" officeooo:rsid="0021bdb2" officeooo:paragraph-rsid="0021bdb2" style:font-weight-asian="bold" style:font-weight-complex="bold"/>
    </style:style>
    <style:style style:name="P10" style:family="paragraph" style:parent-style-name="Standard">
      <style:text-properties fo:font-size="16pt" fo:font-weight="bold" officeooo:rsid="0023c768" officeooo:paragraph-rsid="0023c768" style:font-weight-asian="bold" style:font-weight-complex="bold"/>
    </style:style>
    <style:style style:name="P11" style:family="paragraph" style:parent-style-name="Standard">
      <style:text-properties fo:font-size="16pt" fo:font-style="normal" fo:font-weight="bold" officeooo:rsid="001acf4b" officeooo:paragraph-rsid="001acf4b" style:font-style-asian="normal" style:font-weight-asian="bold" style:font-style-complex="normal" style:font-weight-complex="bold"/>
    </style:style>
    <style:style style:name="P12" style:family="paragraph" style:parent-style-name="Standard">
      <style:text-properties fo:font-size="12pt" fo:font-weight="normal" officeooo:rsid="0016b812" officeooo:paragraph-rsid="0016b812" style:font-weight-asian="normal" style:font-weight-complex="normal"/>
    </style:style>
    <style:style style:name="P13" style:family="paragraph" style:parent-style-name="Standard">
      <style:text-properties fo:font-size="12pt" fo:font-weight="normal" officeooo:rsid="0016e26f" officeooo:paragraph-rsid="0016e26f" style:font-weight-asian="normal" style:font-weight-complex="normal"/>
    </style:style>
    <style:style style:name="P14" style:family="paragraph" style:parent-style-name="Standard">
      <style:text-properties fo:font-size="12pt" fo:font-weight="normal" officeooo:rsid="0016e26f" officeooo:paragraph-rsid="001cba9f" style:font-weight-asian="normal" style:font-weight-complex="normal"/>
    </style:style>
    <style:style style:name="P15" style:family="paragraph" style:parent-style-name="Standard">
      <style:text-properties fo:font-size="12pt" fo:font-weight="normal" officeooo:rsid="0017170f" officeooo:paragraph-rsid="0017170f" style:font-weight-asian="normal" style:font-weight-complex="normal"/>
    </style:style>
    <style:style style:name="P16" style:family="paragraph" style:parent-style-name="Standard">
      <style:text-properties fo:font-size="12pt" fo:font-weight="normal" officeooo:rsid="001acf4b" officeooo:paragraph-rsid="001acf4b" style:font-weight-asian="normal" style:font-weight-complex="normal"/>
    </style:style>
    <style:style style:name="P17" style:family="paragraph" style:parent-style-name="Standard">
      <style:text-properties fo:font-size="12pt" fo:font-weight="normal" officeooo:rsid="001c9890" officeooo:paragraph-rsid="001c9890" style:font-weight-asian="normal" style:font-weight-complex="normal"/>
    </style:style>
    <style:style style:name="P18" style:family="paragraph" style:parent-style-name="Standard">
      <style:text-properties fo:font-size="12pt" fo:font-weight="normal" officeooo:rsid="001e49b5" officeooo:paragraph-rsid="001e49b5" style:font-weight-asian="normal" style:font-weight-complex="normal"/>
    </style:style>
    <style:style style:name="P19" style:family="paragraph" style:parent-style-name="Standard">
      <style:text-properties fo:font-size="12pt" fo:font-weight="normal" officeooo:rsid="001ed0b4" officeooo:paragraph-rsid="001ed0b4" style:font-weight-asian="normal" style:font-weight-complex="normal"/>
    </style:style>
    <style:style style:name="P20" style:family="paragraph" style:parent-style-name="Standard">
      <style:text-properties fo:font-size="12pt" fo:font-weight="normal" officeooo:rsid="001ed0b4" officeooo:paragraph-rsid="00201e2f" style:font-weight-asian="normal" style:font-weight-complex="normal"/>
    </style:style>
    <style:style style:name="P21" style:family="paragraph" style:parent-style-name="Standard">
      <style:text-properties fo:font-size="12pt" fo:font-weight="normal" officeooo:rsid="0020ac53" officeooo:paragraph-rsid="0020ac53" style:font-weight-asian="normal" style:font-weight-complex="normal"/>
    </style:style>
    <style:style style:name="P22" style:family="paragraph" style:parent-style-name="Standard">
      <style:text-properties fo:font-size="12pt" fo:font-weight="normal" officeooo:rsid="0020c772" officeooo:paragraph-rsid="0020c772" style:font-weight-asian="normal" style:font-weight-complex="normal"/>
    </style:style>
    <style:style style:name="P23" style:family="paragraph" style:parent-style-name="Standard">
      <style:text-properties fo:font-size="12pt" fo:font-weight="normal" officeooo:rsid="0021bdb2" officeooo:paragraph-rsid="0021bdb2" style:font-weight-asian="normal" style:font-weight-complex="normal"/>
    </style:style>
    <style:style style:name="P24" style:family="paragraph" style:parent-style-name="Standard">
      <style:text-properties fo:font-size="12pt" fo:font-weight="normal" officeooo:rsid="00201e2f" officeooo:paragraph-rsid="00201e2f" style:font-weight-asian="normal" style:font-weight-complex="normal"/>
    </style:style>
    <style:style style:name="P25" style:family="paragraph" style:parent-style-name="Standard">
      <style:text-properties fo:font-size="12pt" fo:font-weight="normal" officeooo:rsid="0023c768" officeooo:paragraph-rsid="0023c768" style:font-weight-asian="normal" style:font-weight-complex="normal"/>
    </style:style>
    <style:style style:name="P26" style:family="paragraph" style:parent-style-name="Standard">
      <style:text-properties fo:font-size="12pt" fo:font-weight="normal" officeooo:rsid="00263342" officeooo:paragraph-rsid="00263342" style:font-weight-asian="normal" style:font-weight-complex="normal"/>
    </style:style>
    <style:style style:name="P27" style:family="paragraph" style:parent-style-name="Standard">
      <style:text-properties fo:font-size="12pt" fo:font-weight="normal" officeooo:rsid="0026bc84" officeooo:paragraph-rsid="0026bc84" style:font-weight-asian="normal" style:font-weight-complex="normal"/>
    </style:style>
    <style:style style:name="P28" style:family="paragraph" style:parent-style-name="Standard">
      <style:text-properties fo:font-size="12pt" fo:font-weight="bold" officeooo:rsid="0017170f" officeooo:paragraph-rsid="0017170f" style:font-weight-asian="bold" style:font-weight-complex="bold"/>
    </style:style>
    <style:style style:name="P29" style:family="paragraph" style:parent-style-name="Standard">
      <style:text-properties fo:font-size="12pt" fo:font-style="normal" fo:font-weight="normal" officeooo:rsid="0018f3ef" officeooo:paragraph-rsid="0018f3ef" style:font-style-asian="normal" style:font-weight-asian="normal" style:font-style-complex="normal" style:font-weight-complex="normal"/>
    </style:style>
    <style:style style:name="P30" style:family="paragraph" style:parent-style-name="Standard">
      <style:text-properties officeooo:paragraph-rsid="0021bdb2"/>
    </style:style>
    <style:style style:name="P31" style:family="paragraph" style:parent-style-name="Standard">
      <style:text-properties fo:font-size="14pt" fo:font-weight="bold" officeooo:rsid="002478a5" officeooo:paragraph-rsid="002478a5" style:font-weight-asian="bold" style:font-weight-complex="bold"/>
    </style:style>
    <style:style style:name="P32" style:family="paragraph" style:parent-style-name="Standard">
      <style:text-properties officeooo:paragraph-rsid="002424a8"/>
    </style:style>
    <style:style style:name="P33" style:family="paragraph" style:parent-style-name="Standard">
      <style:text-properties fo:font-size="12pt" fo:font-weight="normal" officeooo:rsid="0021bdb2" officeooo:paragraph-rsid="0021bdb2" style:font-weight-asian="normal" style:font-weight-complex="normal"/>
    </style:style>
    <style:style style:name="P34" style:family="paragraph" style:parent-style-name="Standard">
      <style:text-properties fo:font-size="12pt" style:text-underline-style="none" fo:font-weight="normal" officeooo:rsid="00263342" officeooo:paragraph-rsid="00263342" style:font-weight-asian="normal" style:font-weight-complex="normal"/>
    </style:style>
    <style:style style:name="P35" style:family="paragraph" style:parent-style-name="Standard">
      <style:text-properties fo:font-size="12pt" style:text-underline-style="none" fo:font-weight="normal" officeooo:rsid="0026bc84" officeooo:paragraph-rsid="0026bc84" style:font-weight-asian="normal" style:font-weight-complex="normal"/>
    </style:style>
    <style:style style:name="P36" style:family="paragraph" style:parent-style-name="Standard">
      <style:text-properties fo:font-size="12pt" style:text-underline-style="none" fo:font-weight="normal" officeooo:rsid="002926aa" officeooo:paragraph-rsid="002926aa" style:font-weight-asian="normal" style:font-weight-complex="normal"/>
    </style:style>
    <style:style style:name="P37" style:family="paragraph" style:parent-style-name="Standard">
      <style:text-properties fo:font-size="12pt" style:text-underline-style="none" fo:font-weight="normal" officeooo:rsid="002c85ef" officeooo:paragraph-rsid="002c85ef" style:font-weight-asian="normal" style:font-weight-complex="normal"/>
    </style:style>
    <style:style style:name="P38" style:family="paragraph" style:parent-style-name="Standard">
      <style:text-properties fo:font-size="12pt" style:text-underline-style="none" fo:font-weight="normal" officeooo:rsid="002de2c1" officeooo:paragraph-rsid="002de2c1" style:font-weight-asian="normal" style:font-weight-complex="normal"/>
    </style:style>
    <style:style style:name="P39" style:family="paragraph" style:parent-style-name="Standard">
      <style:text-properties fo:font-size="12pt" style:text-underline-style="none" fo:font-weight="normal" officeooo:rsid="002e4e55" officeooo:paragraph-rsid="002e4e55" style:font-weight-asian="normal" style:font-weight-complex="normal"/>
    </style:style>
    <style:style style:name="P40" style:family="paragraph" style:parent-style-name="Standard">
      <style:text-properties fo:font-size="12pt" style:text-underline-style="none" fo:font-weight="normal" officeooo:rsid="00301551" officeooo:paragraph-rsid="00301551" style:font-weight-asian="normal" style:font-weight-complex="normal"/>
    </style:style>
    <style:style style:name="P41" style:family="paragraph" style:parent-style-name="Standard">
      <style:text-properties fo:font-size="12pt" style:text-underline-style="none" fo:font-weight="bold" officeooo:rsid="0026bc84" officeooo:paragraph-rsid="0026bc84" style:font-weight-asian="bold" style:font-weight-complex="bold"/>
    </style:style>
    <style:style style:name="P42" style:family="paragraph" style:parent-style-name="Standard">
      <style:text-properties fo:font-size="12pt" style:text-underline-style="none" fo:font-weight="bold" officeooo:rsid="0031dc1f" officeooo:paragraph-rsid="0031dc1f" style:font-weight-asian="bold" style:font-weight-complex="bold"/>
    </style:style>
    <style:style style:name="P43" style:family="paragraph" style:parent-style-name="Standard">
      <style:text-properties fo:font-size="14pt" style:text-underline-style="none" fo:font-weight="bold" officeooo:rsid="002478a5" officeooo:paragraph-rsid="002478a5" style:font-weight-asian="bold" style:font-weight-complex="bold"/>
    </style:style>
    <style:style style:name="P44" style:family="paragraph" style:parent-style-name="Standard">
      <style:text-properties fo:font-size="16pt" style:text-underline-style="none" fo:font-weight="bold" officeooo:rsid="002478a5" officeooo:paragraph-rsid="002478a5" style:font-weight-asian="bold" style:font-weight-complex="bold"/>
    </style:style>
    <style:style style:name="P45" style:family="paragraph" style:parent-style-name="Standard">
      <style:text-properties fo:font-size="16pt" style:text-underline-style="none" fo:font-weight="bold" officeooo:rsid="00263342" officeooo:paragraph-rsid="00263342" style:font-weight-asian="bold" style:font-weight-complex="bold"/>
    </style:style>
    <style:style style:name="P46" style:family="paragraph" style:parent-style-name="Standard">
      <style:text-properties fo:font-size="16pt" style:text-underline-style="none" fo:font-weight="bold" officeooo:rsid="002926aa" officeooo:paragraph-rsid="002926aa" style:font-weight-asian="bold" style:font-weight-complex="bold"/>
    </style:style>
    <style:style style:name="P47" style:family="paragraph" style:parent-style-name="Standard">
      <style:text-properties fo:font-size="16pt" style:text-underline-style="none" fo:font-weight="bold" officeooo:rsid="002e4e55" officeooo:paragraph-rsid="002e4e55" style:font-weight-asian="bold" style:font-weight-complex="bold"/>
    </style:style>
    <style:style style:name="P48" style:family="paragraph" style:parent-style-name="Standard">
      <style:text-properties fo:font-size="16pt" style:text-underline-style="none" fo:font-weight="bold" officeooo:rsid="00301551" officeooo:paragraph-rsid="00301551"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ed93b" style:font-weight-asian="bold" style:font-weight-complex="bold"/>
    </style:style>
    <style:style style:name="T3" style:family="text">
      <style:text-properties fo:font-weight="bold" officeooo:rsid="00201e2f" style:font-weight-asian="bold" style:font-weight-complex="bold"/>
    </style:style>
    <style:style style:name="T4" style:family="text">
      <style:text-properties officeooo:rsid="0016e26f"/>
    </style:style>
    <style:style style:name="T5" style:family="text">
      <style:text-properties fo:font-size="14pt"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cba9f"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officeooo:rsid="001cba9f"/>
    </style:style>
    <style:style style:name="T10" style:family="text">
      <style:text-properties officeooo:rsid="001e543a"/>
    </style:style>
    <style:style style:name="T11" style:family="text">
      <style:text-properties officeooo:rsid="001ed93b"/>
    </style:style>
    <style:style style:name="T12" style:family="text">
      <style:text-properties fo:font-size="12pt" fo:font-weight="normal" officeooo:rsid="0021bdb2" style:font-weight-asian="normal" style:font-weight-complex="normal"/>
    </style:style>
    <style:style style:name="T13" style:family="text">
      <style:text-properties fo:font-size="12pt" fo:font-weight="bold" officeooo:rsid="002424a8" style:font-weight-asian="bold" style:font-weight-complex="bold"/>
    </style:style>
    <style:style style:name="T14" style:family="text">
      <style:text-properties fo:font-size="12pt" style:text-underline-style="solid" style:text-underline-width="auto" style:text-underline-color="font-color" fo:font-weight="bold" officeooo:rsid="002424a8" style:font-weight-asian="bold" style:font-weight-complex="bold"/>
    </style:style>
    <style:style style:name="T15" style:family="text">
      <style:text-properties fo:font-size="12pt" style:text-underline-style="none" fo:font-weight="bold" officeooo:rsid="002424a8" style:font-weight-asian="bold" style:font-weight-complex="bold"/>
    </style:style>
    <style:style style:name="T16" style:family="text">
      <style:text-properties officeooo:rsid="00201e2f"/>
    </style:style>
    <style:style style:name="T17" style:family="text">
      <style:text-properties style:text-position="super 58%"/>
    </style:style>
    <style:style style:name="T18" style:family="text">
      <style:text-properties style:text-underline-style="none"/>
    </style:style>
    <style:style style:name="T19" style:family="text">
      <style:text-properties style:text-underline-style="none" officeooo:rsid="002424a8"/>
    </style:style>
    <style:style style:name="T20" style:family="text">
      <style:text-properties style:text-underline-style="none" fo:font-weight="bold" style:font-weight-asian="bold" style:font-weight-complex="bold"/>
    </style:style>
    <style:style style:name="T21" style:family="text">
      <style:text-properties fo:font-size="16pt" fo:font-weight="bold" officeooo:rsid="002b62d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5</text:span>. Longest Palindromic Substring</text:p>
      <text:p text:style-name="P2"/>
      <text:p text:style-name="P14">I had previously solved and discussed this question in Paytm interview, so the approach was fresh in my mind. </text:p>
      <text:p text:style-name="P14">DP approach was also good, but it needed space.</text:p>
      <text:p text:style-name="P14"/>
      <text:p text:style-name="P1"/>
      <text:p text:style-name="P1"><text:span text:style-name="T4">6.</text:span>Zig-zag conversion : </text:p>
      <text:p text:style-name="P12"/>
      <text:p text:style-name="P12">From beginning this problem appeared to me as pattern finding problem. I had bias &amp; made </text:p>
      <text:p text:style-name="P12">mistake due to it also. </text:p>
      <text:p text:style-name="P12">Eventually, I solved correctly only after visualizing pattern more carefully , this was possible due to </text:p>
      <text:p text:style-name="P12">dry run.</text:p>
      <text:p text:style-name="P12">This problem in brute force could have been easily solved , if I had taken <text:span text:style-name="T1">numRows</text:span> string &amp; inserted elements &amp; <text:span text:style-name="T1">maintained </text:span>an boolean to denote direction for upward or downward. First solution given.</text:p>
      <text:p text:style-name="P12"/>
      <text:p text:style-name="P13"/>
      <text:p text:style-name="P3"><text:span text:style-name="T9">7</text:span>. Reverse Integer</text:p>
      <text:p text:style-name="P3"/>
      <text:p text:style-name="P15">Approach was convert input to string, then reverse the string . Then, largest number value is converted to string. </text:p>
      <text:p text:style-name="P15">Then, compare the two &amp; if reversed is greater than largest or not.</text:p>
      <text:p text:style-name="P28">This approach was giving problem at one edge case of <text:span text:style-name="T5">INT_MIN.</text:span></text:p>
      <text:p text:style-name="P29">Solution given at leetcode was good and efficient too.</text:p>
      <text:p text:style-name="P29"/>
      <text:p text:style-name="P4"><text:span text:style-name="T7">8</text:span><text:span text:style-name="T6">. String to Integer</text:span></text:p>
      <text:p text:style-name="P11"/>
      <text:p text:style-name="P16"><text:span text:style-name="T6">This was very simple &amp; implementation based question. Performed what was asked &amp; only </text:span><text:span text:style-name="T8">overflow checking </text:span><text:span text:style-name="T6">was good. That was also discussed in Reverse Integer question.</text:span></text:p>
      <text:p text:style-name="P3"/>
      <text:p text:style-name="P5"><text:span text:style-name="T9">9</text:span>. Palindrome number</text:p>
      <text:p text:style-name="P5"/>
      <text:p text:style-name="P17">Normal approach using string was simple &amp; can be done using two pointers. </text:p>
      <text:p text:style-name="P17">To solve without string data structure usage, I thought, that if the number is palindrome then, on reversing it would give the same number. </text:p>
      <text:p text:style-name="P17">So, first I reversed the number then, compared if they are equal using <text:span text:style-name="T1">==</text:span>. </text:p>
      <text:p text:style-name="P17">Note : negative number will be not palindrome always.</text:p>
      <text:p text:style-name="P17"/>
      <text:p text:style-name="P6">10. Regular Expression Matching</text:p>
      <text:p text:style-name="P6"/>
      <text:p text:style-name="P18">It was very confusing, but <text:span text:style-name="T10">some approach was coming &amp; deserves to be given more effort.</text:span></text:p>
      <text:p text:style-name="P18"/>
      <text:p text:style-name="P18"/>
      <text:p text:style-name="P7">11. Container with most water</text:p>
      <text:p text:style-name="P7"/>
      <text:p text:style-name="P19">First, I solved with brute force approach. Optimization was difficult &amp; checked the two given hints.</text:p>
      <text:p text:style-name="P20"><text:soft-page-break/>In second hint, it mentioned to take largest width &amp; then shift from smaller ( value) boundary. It was some what intitutive due to greedy nature of the problem where smaller value was discarded for larger value. <text:span text:style-name="T11">[ </text:span><text:span text:style-name="T2">But still I was not convinced. ] </text:span></text:p>
      <text:p text:style-name="P24">Main point to note is that, container volume depends upon width &amp; height. Height is equal to min of two wall. Since, width is sure to decrease &amp; only probable option is to increase height. </text:p>
      <text:p text:style-name="P20"><text:span text:style-name="T16">So, question arises </text:span><text:span text:style-name="T3">Why increase</text:span><text:span text:style-name="T1"> </text:span><text:span text:style-name="T3">on minimum height ?</text:span><text:span text:style-name="T16"> </text:span></text:p>
      <text:p text:style-name="P21">Because height of container depends upon minium height only, on moving pointer pointing to lower height will either result to higher height or lower height. </text:p>
      <text:p text:style-name="P21">If it leads to lower height , then volume will decrease surely, as widht &amp; height have decreased &amp; it won’t affect as we will be taking maximum value. </text:p>
      <text:p text:style-name="P21">But if height increases, then it is very possible that volume will increase. As height is sure to increase. It may lead to lower volume too because of decrease of width.</text:p>
      <text:p text:style-name="P21"/>
      <text:p text:style-name="P21"/>
      <text:p text:style-name="P21"/>
      <text:p text:style-name="P8">12. Integer to Roman</text:p>
      <text:p text:style-name="P8"/>
      <text:p text:style-name="P22">This question was difficult at first to me. I was able to get some idea after dry running it. I was able to progress by solving the question general cases &amp; then I dealt with <text:span text:style-name="T1">6 </text:span>of the exception case. </text:p>
      <text:p text:style-name="P22">Then, I faced an error , which I was able to solve after taking hint from submission of others &amp; dry running with that type of test case.</text:p>
      <text:p text:style-name="P22"/>
      <text:p text:style-name="P9">13. Roman to Integer</text:p>
      <text:p text:style-name="P9"/>
      <text:p text:style-name="P23">This question was similar to previous &amp; it was completely brute force. By dry running I solved it.</text:p>
      <text:p text:style-name="P23">While checking ith character, I made sure to check i+1th character in order to check for special condition. Thus, code was very clumsy &amp; bad. </text:p>
      <text:p text:style-name="P23"/>
      <text:p text:style-name="P30"><text:span text:style-name="T12">It can be done in better ways, if we understand how special cases are created like. For XC=90, 10 is subtracted from 100. So, this explain </text:span><text:a xlink:type="simple" xlink:href="https://redquark.org/leetcode/0013-roman-to-integer/" text:style-name="Internet_20_link" text:visited-style-name="Visited_20_Internet_20_Link"><text:span text:style-name="T12">https://redquark.org/leetcode/0013-roman-to-integer/</text:span></text:a></text:p>
      <text:p text:style-name="P23"/>
      <text:p text:style-name="P10">14. Longest Common Prefix</text:p>
      <text:p text:style-name="P10"/>
      <text:p text:style-name="P25">This problem did not had clear meaning by what prefix meant, so I started with the assumption that this means that to find longest common subarray starting at index 0. Then, problem was very easy simply start matching characters from 0<text:span text:style-name="T17">th</text:span> index of all the strings &amp; continue till mis match occurs. </text:p>
      <text:p text:style-name="P25"/>
      <text:p text:style-name="P32"><text:span text:style-name="T13">Solution provided at editorial was very good like </text:span><text:span text:style-name="T14">Divide &amp; Conquer, </text:span><text:span text:style-name="T15"><text:s/></text:span><text:span text:style-name="T14">Binary Search </text:span><text:span text:style-name="T15">approach. Binary search was typical : </text:span><text:a xlink:type="simple" xlink:href="https://leetcode.com/problems/longest-common-prefix/solution/" text:style-name="Internet_20_link" text:visited-style-name="Visited_20_Internet_20_Link"><text:span text:style-name="T14">Editorial</text:span></text:a></text:p>
      <text:p text:style-name="P31"><text:span text:style-name="T19">F</text:span><text:span text:style-name="T18">ollow up is also good to solve</text:span></text:p>
      <text:p text:style-name="P43"/>
      <text:p text:style-name="P43"/>
      <text:p text:style-name="P44">15. 3Sum</text:p>
      <text:p text:style-name="P44"/>
      <text:p text:style-name="P34">This problem was difficult it took lot of time because of its condition to include only unique triplets &amp; I was stucked at this. I can say I was biased towards previous solved approaches of 2 sum. Here I just added a new level of variable.</text:p>
      <text:p text:style-name="P34"/>
      <text:p text:style-name="P34"><text:soft-page-break/>However, I found solution from discussion, where to avoid duplicate. According to the given solution, when a triplet is found, then lPtr is moved untill a different element is found than which was added to solution.</text:p>
      <text:p text:style-name="P34">Similarly, for rPtr, its value is decremented. </text:p>
      <text:p text:style-name="P26"><text:span text:style-name="T18">After completion of while(lPtr&lt;rPtr) , to check for duplication due to first element, </text:span><text:span text:style-name="T20">i </text:span><text:span text:style-name="T18">is incremented untill <text:s/>a different value is found. </text:span></text:p>
      <text:p text:style-name="P34"/>
      <text:p text:style-name="P34">Note: inside the while we moved lPtr &amp; rPtr only when a triplet was found. But for first element, we need to check irrespective of whether triplet was found in the subarray [ i+1 .. n ] or not. Because, if triplet was found, then same set of triplet will be added for duplicate values of arr[i] too, so increment. </text:p>
      <text:p text:style-name="P34">Similarly when triplet is not found, then for duplicate element of arr[i] too, no solution will be found. Here it is making efficient &amp; avoiding duplicacy both. : )</text:p>
      <text:p text:style-name="P34"/>
      <text:p text:style-name="P45">16. 3Sum Closest</text:p>
      <text:p text:style-name="P45"/>
      <text:p text:style-name="P27"><text:span text:style-name="T18">This problem was variation of previous problem &amp; I approached with 2 pointer approach. Here, I created a </text:span><text:span text:style-name="T20">diff </text:span><text:span text:style-name="T18">which will be storing absolute difference between desired sum &amp; actual sum. </text:span></text:p>
      <text:p text:style-name="P35">Important point is how to increment the leftPointer &amp; rightPointer. I made mistake here. If ( target - ( arr[i] + arr[j] + arr[k] ) &lt; 0) , this means triplet sum is greater than target, so to achieve minimum difference or closest value triplet value needs to decrease, thus decrement rightPointer. </text:p>
      <text:p text:style-name="P35"/>
      <text:p text:style-name="P41">In solution, section binary search approach is disscussed, this is new, do follow up.</text:p>
      <text:p text:style-name="P41"/>
      <text:p text:style-name="P46">22. Generate Parenthesis</text:p>
      <text:p text:style-name="P46"/>
      <text:p text:style-name="P36">For this problem first I thought the wrong approach that to each previous (n-1) sequences we can add () atlast, () at beginning, ( previous ) -- wrapping completely previous result.</text:p>
      <text:p text:style-name="P36"/>
      <text:p text:style-name="P36">This approach was not including all cases / parentheses, like for n = 4 , <text:span text:style-name="T1">(()) (())</text:span> this was missing. </text:p>
      <text:p text:style-name="P36"/>
      <text:p text:style-name="P36">So, following the hint , I first solved brute force approach coded myself by reading algorithm, then followed optimized approach too. </text:p>
      <text:p text:style-name="P36"><text:span text:style-name="T1">Note : Backtracking approach, number of valid parentheses is equal to Nth catalan number.</text:span></text:p>
      <text:p text:style-name="P36"><text:span text:style-name="T1"/></text:p>
      <text:p text:style-name="P36"><text:span text:style-name="T1">Closure approach was difficult to understand so, left.</text:span></text:p>
      <text:p text:style-name="P36"><text:span text:style-name="T1"><text:s/></text:span></text:p>
      <text:p text:style-name="P36"><text:span text:style-name="T21">23. Merge K Sorted List</text:span></text:p>
      <text:p text:style-name="P36"><text:span text:style-name="T21"/></text:p>
      <text:p text:style-name="P37">I solved this problem initally using just brute force approach like maintain a pointer to head of all element of all the linked list. Find minimum value node from pointer, add minum value to result list &amp; pointer of list whose node has been added will be incremented. </text:p>
      <text:p text:style-name="P37">Thus, overall time complexity will be 0(K*N), since for every node selection we will be doing almost k-1 comparison &amp; Space : 0(N).</text:p>
      <text:p text:style-name="P37"/>
      <text:p text:style-name="P38">This approach can be optimized if you observe that you are always finding minimum element among K elements pointed by pointer. So, you can use min heap &amp; fetch minimum elemnt (cur node) &amp; insert to result list. If cur-&gt;next != NULL i.e,. next element exists then push that node to priority queue like we were moving pointer from minimum node to its next node. </text:p>
      <text:p text:style-name="P38"/>
      <text:p text:style-name="P38"><text:soft-page-break/>Other approach also exist in which we make use of Merge2SortedList. Pair up all K list, then it reduces to k/2 list. Then, again pair up k/2 list , it will reduce to k/4 list. Thus, it is done till only 1 list is left.</text:p>
      <text:p text:style-name="P38"/>
      <text:p text:style-name="P38"/>
      <text:p text:style-name="P47">24. Swap nodes in Pairs</text:p>
      <text:p text:style-name="P47"/>
      <text:p text:style-name="P39">I brainstrommed &amp; I had solved this question earlier but was not able to come to solution, I was struggling at the end I saw editorial, I was able to understand the solution. But I was not able to link to where I was going wrong. Iterative approach was mine. </text:p>
      <text:p text:style-name="P39"/>
      <text:p text:style-name="P48">25. Reverse Nodes in K group</text:p>
      <text:p text:style-name="P48"/>
      <text:p text:style-name="P40">Though, this question was hard, but I was able to solve it because in previous question I struggled alot &amp; was trying think about this type of generic solution , but in recursive approach I was having problem in deciding pattern regarding which pointers to return &amp; join with which pointer. </text:p>
      <text:p text:style-name="P40">Since, solution to above doubt was known from solution of previous question, so it became easy to solve it. </text:p>
      <text:p text:style-name="P40"/>
      <text:p text:style-name="P42">PRACTICE RECURSIVE APPROACH.</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5-17T20:23:29.560312639</meta:creation-date>
    <meta:generator>LibreOffice/7.1.3.2$Linux_X86_64 LibreOffice_project/12a8e3cbd24a3757385a302d290655d4f3c7ebf1</meta:generator>
    <dc:date>2021-05-30T00:17:52.160920491</dc:date>
    <meta:editing-duration>PT21H11M57S</meta:editing-duration>
    <meta:editing-cycles>23</meta:editing-cycles>
    <meta:document-statistic meta:table-count="0" meta:image-count="0" meta:object-count="0" meta:page-count="4" meta:paragraph-count="71" meta:word-count="1419" meta:character-count="8036" meta:non-whitespace-character-count="6655"/>
  </office:meta>
</office:document-meta>
</file>